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9">Registro</text:p>
      <text:p text:style-name="Standard">Registro de un nuevo cliente y validación de datos que no pueden duplicarse.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validacorreo</text:p>
      <text:p text:style-name="Standard"><text:tab/>validatelefono</text:p>
      <text:p text:style-name="Standard"><text:tab/>registradevice</text:p>
      <text:p text:style-name="Standard"><text:tab/>registrasocio</text:p>
      <text:p text:style-name="Standard"><text:tab/>cargacatalogos</text:p>
      <text:p text:style-name="Standard"><text:tab/>cargaexitosa</text:p>
      <text:p text:style-name="Standard"/>
      <text:p text:style-name="Standard"/>
      <text:p text:style-name="P8">validacorreo</text:p>
      <text:p text:style-name="Standard">Valida que el correo no se duplique. Debe ejecutarse en el evento “blure” del campo del correo y mostrar si el campo es válido</text:p>
      <text:p text:style-name="Standard"/>
      <text:p text:style-name="P4">llamado</text:p>
      <text:p text:style-name="P3">regitro.php?operacion=validacorreo</text:p>
      <text:p text:style-name="P3"/>
      <text:p text:style-name="P4">parámetros</text:p>
      <text:p text:style-name="P3">corre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valido: boleano</text:p>
      <text:p text:style-name="P3">}</text:p>
      <text:p text:style-name="Standard"/>
      <text:p text:style-name="Standard"/>
      <text:p text:style-name="P8">validatelefono</text:p>
      <text:p text:style-name="Standard">Valida que el teléfono no se duplique. Debe ejecutarse en el evento “blure” del campo del teléfono y mostrar si el campo es válido</text:p>
      <text:p text:style-name="Standard"/>
      <text:p text:style-name="P4">llamado</text:p>
      <text:p text:style-name="P3">regitro.php?operacion=validatelefono</text:p>
      <text:p text:style-name="P3"/>
      <text:p text:style-name="P4">parámetros</text:p>
      <text:p text:style-name="P3">telefono</text:p>
      <text:p text:style-name="P3"/>
      <text:p text:style-name="P4"><text:soft-page-break/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valido: boleano</text:p>
      <text:p text:style-name="P3">}</text:p>
      <text:p text:style-name="Standard"/>
      <text:p text:style-name="Standard"/>
      <text:p text:style-name="P8">registradevice</text:p>
      <text:p text:style-name="Standard">Registra un nuevo dispositivo</text:p>
      <text:p text:style-name="Standard"/>
      <text:p text:style-name="P4">llamado</text:p>
      <text:p text:style-name="P3">registro.php?operacion=registradevice</text:p>
      <text:p text:style-name="P3"/>
      <text:p text:style-name="P4">parámetros</text:p>
      <text:p text:style-name="P3">tipo [telefono / Tableta ]</text:p>
      <text:p text:style-name="P3">marca</text:p>
      <text:p text:style-name="P3">modelo</text:p>
      <text:p text:style-name="P3">so [ios / android]</text:p>
      <text:p text:style-name="P3">version</text:p>
      <text:p text:style-name="P3">idioma</text:p>
      <text:p text:style-name="P3">pais</text:p>
      <text:p text:style-name="P3">numero celular (este dato es opcional, pero puede usarse para entrar a la aplicación)</text:p>
      <text:p text:style-name="Standard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sesion: string,</text:p>
      <text:p text:style-name="P5"><text:tab/>id: string</text:p>
      <text:p text:style-name="P5">}</text:p>
      <text:p text:style-name="P5"/>
      <text:p text:style-name="Standard"/>
      <text:p text:style-name="P8">registrasocio</text:p>
      <text:p text:style-name="Standard">Registra el nuevo cliente en la base de datos</text:p>
      <text:p text:style-name="Standard"/>
      <text:p text:style-name="P4">llamado</text:p>
      <text:p text:style-name="P3">registro.php?operacion=registrasocio</text:p>
      <text:p text:style-name="P3"/>
      <text:p text:style-name="P4">parámetros</text:p>
      <text:p text:style-name="P3">correo</text:p>
      <text:p text:style-name="P3">password</text:p>
      <text:p text:style-name="P3">primernombre</text:p>
      <text:p text:style-name="P3">segundonombre</text:p>
      <text:p text:style-name="P3">apellidopaterno</text:p>
      <text:p text:style-name="P3">apellidomaterno</text:p>
      <text:p text:style-name="P3">fechanacimiento</text:p>
      <text:p text:style-name="P3"><text:soft-page-break/>numero celular (este dato es opcional, pero puede usarse para entrar a la aplicación)</text:p>
      <text:p text:style-name="Standard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sesion: string,</text:p>
      <text:p text:style-name="P5"><text:tab/>pinaculo: {objeto},</text:p>
      <text:p text:style-name="P5"><text:tab/>podernombre: {objeto}</text:p>
      <text:p text:style-name="P5">}</text:p>
      <text:p text:style-name="P5"/>
      <text:p text:style-name="P5"/>
      <text:p text:style-name="P8">cargacatalogos</text:p>
      <text:p text:style-name="Standard">Envia la infromación de catálogos del sistema</text:p>
      <text:p text:style-name="Standard"/>
      <text:p text:style-name="P4">llamado</text:p>
      <text:p text:style-name="P3">regitro.php?operacion=cargacatalogos</text:p>
      <text:p text:style-name="P3"/>
      <text:p text:style-name="P4">parámetros</text:p>
      <text:p text:style-name="P3">device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definiciones: {}</text:p>
      <text:p text:style-name="P3"><text:tab/>interprtaciones: {}</text:p>
      <text:p text:style-name="P3"><text:tab/>actividades: {}</text:p>
      <text:p text:style-name="P3"><text:tab/>semantica: {}</text:p>
      <text:p text:style-name="P5">}</text:p>
      <text:p text:style-name="P5"/>
      <text:p text:style-name="P5"/>
      <text:p text:style-name="P8">cargaexitosa</text:p>
      <text:p text:style-name="Standard">Confirma que la carga de catálogos fue exitosa</text:p>
      <text:p text:style-name="Standard"/>
      <text:p text:style-name="P4">llamado</text:p>
      <text:p text:style-name="P3">regitro.php?operacion=cargaexitosa</text:p>
      <text:p text:style-name="P3"/>
      <text:p text:style-name="P4">parámetros</text:p>
      <text:p text:style-name="P3">device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soft-page-break/><text:tab/>errorinfo: string,</text:p>
      <text:p text:style-name="P3"><text:span text:style-name="T1">}</text:span></text:p>
      <text:p text:style-name="P5"/>
      <text:p text:style-name="P5"/>
      <text:p text:style-name="P7">Confirma correo</text:p>
      <text:p text:style-name="P6">El sistema enviará un correo con un código de 4 digitos (numérico) para confirmar el correo. Por este servicio se alimentará el código para la verificación</text:p>
      <text:p text:style-name="P6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correo.php</text:p>
      <text:p text:style-name="P3"/>
      <text:p text:style-name="P4">parámetros</text:p>
      <text:p text:style-name="P3">sesion,</text:p>
      <text:p text:style-name="P3">codigo</text:p>
      <text:p text:style-name="P3"/>
      <text:p text:style-name="P4">salida</text:p>
      <text:p text:style-name="P3">{</text:p>
      <text:p text:style-name="P3"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P7">Confirma telefono</text:p>
      <text:p text:style-name="P6">El sistema enviará un sms con un código de 4 digitos (numérico) para verificar el numero de telefono. Por este servicio se alimentará el código para la verificación</text:p>
      <text:p text:style-name="P6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telefono.php</text:p>
      <text:p text:style-name="P3"/>
      <text:p text:style-name="P4">parámetros</text:p>
      <text:p text:style-name="P3">sesion,</text:p>
      <text:p text:style-name="P3">codigo</text:p>
      <text:p text:style-name="P3"/>
      <text:p text:style-name="P4">salida</text:p>
      <text:p text:style-name="P3">{</text:p>
      <text:p text:style-name="P3"><text:soft-page-break/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Standard"/>
      <text:p text:style-name="P9">Valida sesion</text:p>
      <text:p text:style-name="Standard"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validasesion.php</text:p>
      <text:p text:style-name="P3"/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sincpersonal: boleno,</text:p>
      <text:p text:style-name="P3"><text:tab/>sinccontactos: boleno,</text:p>
      <text:p text:style-name="P3"><text:tab/>sincgrupos: boleno,</text:p>
      <text:p text:style-name="P3"><text:tab/>sincentidades: boleano,</text:p>
      <text:p text:style-name="P3"><text:tab/>sincdefinniciones: boleno,</text:p>
      <text:p text:style-name="P3"><text:tab/>sincinterpretaciones: boleno,</text:p>
      <text:p text:style-name="P3"><text:tab/>sincactividades: boleno,</text:p>
      <text:p text:style-name="P3"><text:tab/>sincsemantica: boleno</text:p>
      <text:p text:style-name="P3">}</text:p>
      <text:p text:style-name="Standard"/>
      <text:p text:style-name="Standard"/>
      <text:p text:style-name="Standard"/>
      <text:p text:style-name="P9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soft-page-break/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8">nombre</text:p>
      <text:p text:style-name="Standard">Cambia el nomrbe del titular y calcula la numerología del nombre</text:p>
      <text:p text:style-name="Standard"/>
      <text:p text:style-name="P4">llamado</text:p>
      <text:p text:style-name="P3">titular.php?operacion=<text:span text:style-name="T1">nombre</text:span>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<text:span text:style-name="T1">podernombre: {objeto}</text:span></text:p>
      <text:p text:style-name="P3">}</text:p>
      <text:p text:style-name="Standard"/>
      <text:p text:style-name="Standard"/>
      <text:p text:style-name="P8">fechanacimiento</text:p>
      <text:p text:style-name="Standard">Cambia la fecha de nacimeinto del titualr y regenera el pináculo</text:p>
      <text:p text:style-name="Standard"/>
      <text:p text:style-name="P4">llamado</text:p>
      <text:p text:style-name="P3">titular.php?operacion=fechanacimiento</text:p>
      <text:p text:style-name="P3"/>
      <text:p text:style-name="P4">parámetros</text:p>
      <text:p text:style-name="P5">sesion,</text:p>
      <text:p text:style-name="P3">fechanacimient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pinaculo<text:span text:style-name="T1">: {objeto}</text:span></text:p>
      <text:p text:style-name="P3">}</text:p>
      <text:p text:style-name="Standard"/>
      <text:p text:style-name="Standard"/>
      <text:p text:style-name="P8">correo</text:p>
      <text:p text:style-name="Standard"><text:soft-page-break/>Cambia el correo del titular. El correo debe confirmarse </text:p>
      <text:p text:style-name="Standard"/>
      <text:p text:style-name="P4">llamado</text:p>
      <text:p text:style-name="P3">titular.php?operacion=correo</text:p>
      <text:p text:style-name="P3"/>
      <text:p text:style-name="P4">parámetros</text:p>
      <text:p text:style-name="P5">sesion,</text:p>
      <text:p text:style-name="P3">corre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telefono</text:p>
      <text:p text:style-name="Standard">Cambia el telefono del titular. El telefono debe confirmarse </text:p>
      <text:p text:style-name="Standard"/>
      <text:p text:style-name="P4">llamado</text:p>
      <text:p text:style-name="P3">titular.php?operacion=telefono</text:p>
      <text:p text:style-name="P3"/>
      <text:p text:style-name="P4">parámetros</text:p>
      <text:p text:style-name="P5">sesion,</text:p>
      <text:p text:style-name="P3">telefon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password</text:p>
      <text:p text:style-name="Standard">Cambia el password del titular. Se validará la clave actual </text:p>
      <text:p text:style-name="Standard"/>
      <text:p text:style-name="P4">llamado</text:p>
      <text:p text:style-name="P3">titular.php?operacion= password</text:p>
      <text:p text:style-name="P3"/>
      <text:p text:style-name="P4">parámetros</text:p>
      <text:p text:style-name="P5">sesion,</text:p>
      <text:p text:style-name="P3">actual,</text:p>
      <text:p text:style-name="P3">nuevo</text:p>
      <text:p text:style-name="P3"/>
      <text:p text:style-name="P4">salida</text:p>
      <text:p text:style-name="P5"><text:soft-page-break/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P5"/>
      <text:p text:style-name="P8">setphoto</text:p>
      <text:p text:style-name="Standard">Cambia la foto del titular</text:p>
      <text:p text:style-name="Standard"/>
      <text:p text:style-name="P4">llamado</text:p>
      <text:p text:style-name="P3">titular.php?operacion=setpohoto</text:p>
      <text:p text:style-name="P3"/>
      <text:p text:style-name="P4">parámetros</text:p>
      <text:p text:style-name="P5">sesion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titular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/>
      <text:p text:style-name="Standard"/>
      <text:p text:style-name="P9">Contacto</text:p>
      <text:p text:style-name="Standard">Administración de contactos</text:p>
      <text:p text:style-name="Standard"/>
      <text:p text:style-name="P2">Script</text:p>
      <text:p text:style-name="Standard"><text:soft-page-break/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contacto</text:p>
      <text:p text:style-name="Standard"/>
      <text:p text:style-name="P4">llamado</text:p>
      <text:p text:style-name="P3">contacto.php?operacion=add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contacto</text:p>
      <text:p text:style-name="Standard"/>
      <text:p text:style-name="P4">llamado</text:p>
      <text:p text:style-name="P3">contact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soft-page-break/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 contacto</text:p>
      <text:p text:style-name="Standard"/>
      <text:p text:style-name="P4">llamado</text:p>
      <text:p text:style-name="P3">contacto.php?operacion=update</text:p>
      <text:p text:style-name="P3"/>
      <text:p text:style-name="P4">parámetros</text:p>
      <text:p text:style-name="P5">sesion,</text:p>
      <text:p text:style-name="P5">id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l contacto</text:p>
      <text:p text:style-name="Standard"/>
      <text:p text:style-name="P4">llamado</text:p>
      <text:p text:style-name="P3">contact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><text:soft-page-break/></text:p>
      <text:p text:style-name="P8">delphoto</text:p>
      <text:p text:style-name="Standard">Borr la foto del contacto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/>
      <text:p text:style-name="P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grupo</text:p>
      <text:p text:style-name="Standard"/>
      <text:p text:style-name="P4">llamado</text:p>
      <text:p text:style-name="P3">grupo.php?operacion=add</text:p>
      <text:p text:style-name="P3"/>
      <text:p text:style-name="P4">parámetros</text:p>
      <text:p text:style-name="P5"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soft-page-break/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grupo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 grupo</text:p>
      <text:p text:style-name="Standard"/>
      <text:p text:style-name="P4">llamado</text:p>
      <text:p text:style-name="P3">grupo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<text:soft-page-break/>setphoto</text:p>
      <text:p text:style-name="Standard">Cambia la foto del <text:s/>grupo</text:p>
      <text:p text:style-name="Standard"/>
      <text:p text:style-name="P4">llamado</text:p>
      <text:p text:style-name="P3">grup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<text:s/>grupo</text:p>
      <text:p text:style-name="Standard"/>
      <text:p text:style-name="P4">llamado</text:p>
      <text:p text:style-name="P3">grupo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P9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8">add</text:p>
      <text:p text:style-name="Standard"><text:soft-page-break/>Agrega un miembro al grupo</text:p>
      <text:p text:style-name="Standard"/>
      <text:p text:style-name="P4">llamado</text:p>
      <text:p text:style-name="P3">miembro.php?operacion=add</text:p>
      <text:p text:style-name="P3"/>
      <text:p text:style-name="P4">parámetros</text:p>
      <text:p text:style-name="P5">sesion,</text:p>
      <text:p text:style-name="P3">grupoid,</text:p>
      <text:p text:style-name="P3">miembroid,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id: numerico </text:p>
      <text:p text:style-name="P5">}</text:p>
      <text:p text:style-name="Standard"/>
      <text:p text:style-name="P8">del</text:p>
      <text:p text:style-name="Standard">Elimina un miembro grupo</text:p>
      <text:p text:style-name="Standard"/>
      <text:p text:style-name="P4">llamado</text:p>
      <text:p text:style-name="P3">miembr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}</text:p>
      <text:p text:style-name="Standard"/>
      <text:p text:style-name="Standard"/>
      <text:p text:style-name="Standard"/>
      <text:p text:style-name="P9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soft-page-break/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a entidad</text:p>
      <text:p text:style-name="Standard"/>
      <text:p text:style-name="P4">llamado</text:p>
      <text:p text:style-name="P3">entidad.php?operacion=add</text:p>
      <text:p text:style-name="P3"/>
      <text:p text:style-name="P4">parámetros</text:p>
      <text:p text:style-name="P5"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a entidad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a entidad</text:p>
      <text:p text:style-name="Standard"/>
      <text:p text:style-name="P4"><text:soft-page-break/>llamado</text:p>
      <text:p text:style-name="P3">entidad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 la entidad</text:p>
      <text:p text:style-name="Standard"/>
      <text:p text:style-name="P4">llamado</text:p>
      <text:p text:style-name="P3">entidad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 la entidad</text:p>
      <text:p text:style-name="Standard"/>
      <text:p text:style-name="P4">llamado</text:p>
      <text:p text:style-name="P3">entidad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<text:soft-page-break/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9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8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8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2-22T18:45:18.24</dc:date>
    <dc:creator>Alejandro Marroquin</dc:creator>
    <meta:editing-duration>PT10H28M46S</meta:editing-duration>
    <meta:editing-cycles>6</meta:editing-cycles>
    <meta:document-statistic meta:table-count="0" meta:image-count="0" meta:object-count="0" meta:page-count="17" meta:paragraph-count="602" meta:word-count="1093" meta:character-count="8480"/>
  </office:meta>
</office:document-meta>
</file>